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25-10-21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9932" calcext:value-type="float">
            <text:p>9.79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25-04-08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60264" calcext:value-type="float">
            <text:p>5.16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24-09-2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5128" calcext:value-type="float">
            <text:p>9.0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24-04-17 23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49952" calcext:value-type="float">
            <text:p>4.94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9-10-02 2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8736" calcext:value-type="float">
            <text:p>9.6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9-03-20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4172" calcext:value-type="float">
            <text:p>6.14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8-10-03 19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95232" calcext:value-type="float">
            <text:p>9.0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8-04-04 23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7-08-31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7-03-17 2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0896" calcext:value-type="float">
            <text:p>3.1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6-09-2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43416" calcext:value-type="float">
            <text:p>9.0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6-03-04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6324" calcext:value-type="float">
            <text:p>3.0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5-10-09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5-07-28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51916" calcext:value-type="float">
            <text:p>8.5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5-05-28 20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5-03-03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70704" calcext:value-type="float">
            <text:p>4.87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4-11-17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98864" calcext:value-type="float">
            <text:p>9.19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4-05-27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5984" calcext:value-type="float">
            <text:p>5.20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4-01-15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3-10-02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3-03-14 18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48656" calcext:value-type="float">
            <text:p>5.24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3-02-1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054" calcext:value-type="float">
            <text:p>5.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12-09-20 21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9-08-26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71304" calcext:value-type="float">
            <text:p>9.67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9-05-29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8-10-06 2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30712" calcext:value-type="float">
            <text:p>11.03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8-06-04 20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8-01-09 21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00928" calcext:value-type="float">
            <text:p>5.90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7-09-20 1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7-06-25 20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7-03-28 22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5824" calcext:value-type="float">
            <text:p>3.92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7-01-03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9768" calcext:value-type="float">
            <text:p>4.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6-08-17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00032" calcext:value-type="float">
            <text:p>9.4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6-05-03 22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0456" calcext:value-type="float">
            <text:p>6.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6-02-13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9776" calcext:value-type="float">
            <text:p>2.77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5-11-0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49712" calcext:value-type="float">
            <text:p>10.64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5-07-01 20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5-04-08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4-12-15 20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0944" calcext:value-type="float">
            <text:p>10.60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4-10-07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652504" calcext:value-type="float">
            <text:p>11.65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4-05-21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3-12-19 18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34984" calcext:value-type="float">
            <text:p>8.6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3-09-17 18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7176" calcext:value-type="float">
            <text:p>10.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3-06-0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3072" calcext:value-type="float">
            <text:p>7.0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2-12-02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91768" calcext:value-type="float">
            <text:p>11.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1104" calcext:value-type="float">
            <text:p>4.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1-09-12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88952" calcext:value-type="float">
            <text:p>12.18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1-06-1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428" calcext:value-type="float">
            <text:p>11.38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1-01-04 22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16152" calcext:value-type="float">
            <text:p>12.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0-10-06 19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83564" calcext:value-type="float">
            <text:p>10.83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0-08-04 18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56376" calcext:value-type="float">
            <text:p>6.05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2000-04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9696" calcext:value-type="float">
            <text:p>5.94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9-11-02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02696" calcext:value-type="float">
            <text:p>10.9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9-07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08704" calcext:value-type="float">
            <text:p>4.10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9-04-2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1188" calcext:value-type="float">
            <text:p>3.61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9-01-1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8912" calcext:value-type="float">
            <text:p>4.2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8-09-22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7844" calcext:value-type="float">
            <text:p>10.3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8-08-05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8-05-08 19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9008" calcext:value-type="float">
            <text:p>5.77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8-01-21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797808" calcext:value-type="float">
            <text:p>3.7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7-10-07 20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3356" calcext:value-type="float">
            <text:p>9.4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7-07-16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7-04-23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22776" calcext:value-type="float">
            <text:p>3.92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7-01-14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6-10-16 21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9696" calcext:value-type="float">
            <text:p>9.75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6-08-22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6-05-07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26408" calcext:value-type="float">
            <text:p>4.02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6-02-09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5-11-17 19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2124" calcext:value-type="float">
            <text:p>9.92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5-08-17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5-04-20 00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0328" calcext:value-type="float">
            <text:p>4.91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5-02-14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02936" calcext:value-type="float">
            <text:p>5.20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4-11-23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64112" calcext:value-type="float">
            <text:p>11.56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4-07-28 00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4-04-29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4-01-20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0412" calcext:value-type="float">
            <text:p>10.10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3-10-21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00488" calcext:value-type="float">
            <text:p>10.0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3-07-30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3-06-20 22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42176" calcext:value-type="float">
            <text:p>6.74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11-20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57656" calcext:value-type="float">
            <text:p>10.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10-22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96728" calcext:value-type="float">
            <text:p>10.39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4392" calcext:value-type="float">
            <text:p>9.9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08-20 1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2744" calcext:value-type="float">
            <text:p>9.76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07-23 17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76944" calcext:value-type="float">
            <text:p>9.0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06-16 19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05-06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04-01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03-0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02-04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2-01-0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75064" calcext:value-type="float">
            <text:p>9.2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12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11-27 18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381488" calcext:value-type="float">
            <text:p>10.38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11-08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10-14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4316" calcext:value-type="float">
            <text:p>10.04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9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35312" calcext:value-type="float">
            <text:p>9.73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9-11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3176" calcext:value-type="float">
            <text:p>10.93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8-29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85376" calcext:value-type="float">
            <text:p>9.4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8-15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60536" calcext:value-type="float">
            <text:p>8.8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8-08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4608" calcext:value-type="float">
            <text:p>8.6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7-29 22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7-1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7-02 17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5-30 17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64936" calcext:value-type="float">
            <text:p>5.96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5-16 19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0368" calcext:value-type="float">
            <text:p>5.23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4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3-19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57344" calcext:value-type="float">
            <text:p>4.65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2-27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05528" calcext:value-type="float">
            <text:p>4.60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2-14 23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7216" calcext:value-type="float">
            <text:p>5.15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1-01-22 21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5024" calcext:value-type="float">
            <text:p>5.14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12-14 19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62344" calcext:value-type="float">
            <text:p>6.56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11-13 19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939272" calcext:value-type="float">
            <text:p>10.93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7-18 18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7-03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6-18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6-06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5-16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5-03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3692" calcext:value-type="float">
            <text:p>5.83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4-17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77968" calcext:value-type="float">
            <text:p>5.0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4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5488" calcext:value-type="float">
            <text:p>4.7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3-2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14216" calcext:value-type="float">
            <text:p>4.01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3-14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47872" calcext:value-type="float">
            <text:p>3.54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2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2-13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4424" calcext:value-type="float">
            <text:p>3.4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1-25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436" calcext:value-type="float">
            <text:p>5.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90-01-10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12-27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12-13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11-29 21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11-06 18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52144" calcext:value-type="float">
            <text:p>11.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10-25 18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6904" calcext:value-type="float">
            <text:p>11.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10-10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9-2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9848" calcext:value-type="float">
            <text:p>10.6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9-13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8-28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7-26 19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7824" calcext:value-type="float">
            <text:p>8.7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7-11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6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6-0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5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4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2064" calcext:value-type="float">
            <text:p>5.1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4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4632" calcext:value-type="float">
            <text:p>4.8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3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1688" calcext:value-type="float">
            <text:p>5.5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3-0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2272" calcext:value-type="float">
            <text:p>6.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1-3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9-01-1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12-2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12-0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60704" calcext:value-type="float">
            <text:p>10.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11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11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9952" calcext:value-type="float">
            <text:p>11.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10-1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9472" calcext:value-type="float">
            <text:p>11.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9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75944" calcext:value-type="float">
            <text:p>10.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9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8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8-0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7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7-0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6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6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5-1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5-09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3608" calcext:value-type="float">
            <text:p>6.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08" calcext:value-type="float">
            <text:p>6.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4-08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3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4776" calcext:value-type="float">
            <text:p>8.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2-17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8-01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2416" calcext:value-type="float">
            <text:p>10.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7-12-22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15568" calcext:value-type="float">
            <text:p>11.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7-10-21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06424" calcext:value-type="float">
            <text:p>11.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7-09-24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5464" calcext:value-type="float">
            <text:p>10.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7-08-2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3490</text:p>
          </table:table-cell>
          <table:table-cell office:value-type="string" calcext:value-type="string">
            <text:p>AAB716</text:p>
          </table:table-cell>
          <table:table-cell office:value-type="string" calcext:value-type="string">
            <text:p>1987-07-16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6" meta:object-count="0"/>
    <meta:user-defined meta:name="AppVersion">3.0</meta:user-defined>
  </office:meta>
</office:document-meta>
</file>